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13.624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table:style-name="ce3"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choix de la date limite a tout tem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is_realised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evient « 1 » quand la tache est fi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table:style-name="ce3"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table:style-name="ce3"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table:style-name="ce3" office:value-type="string" calcext:value-type="string">
            <text:p>mainten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lors de la mise à jour des donné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style-name="ce3" office:value-type="string" calcext:value-type="string">
            <text:p>null</text:p>
          </table:table-cell>
          <table:table-cell office:value-type="string" calcext:value-type="string">
            <text:p>La date est actualisée à maintenant lors du soft delete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2:10:00.150701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2:28:10.270806536</meta:creation-date>
    <dc:date>2022-05-16T12:15:22.983589815</dc:date>
    <meta:editing-duration>PT13M2S</meta:editing-duration>
    <meta:editing-cycles>2</meta:editing-cycles>
    <meta:generator>LibreOffice/6.4.7.2$Linux_X86_64 LibreOffice_project/40$Build-2</meta:generator>
    <meta:document-statistic meta:table-count="1" meta:cell-count="114" meta:object-count="0"/>
  </office:meta>
</office:document-meta>
</file>